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e5dd" officeooo:paragraph-rsid="0003e5dd"/>
    </style:style>
    <style:style style:name="P2" style:family="paragraph" style:parent-style-name="Standard">
      <style:text-properties officeooo:rsid="00046a93" officeooo:paragraph-rsid="00046a93"/>
    </style:style>
    <style:style style:name="P3" style:family="paragraph" style:parent-style-name="Standard">
      <style:text-properties officeooo:rsid="0006f4f9" officeooo:paragraph-rsid="0006f4f9"/>
    </style:style>
    <style:style style:name="P4" style:family="paragraph" style:parent-style-name="Standard">
      <style:text-properties officeooo:rsid="000866b1" officeooo:paragraph-rsid="000866b1"/>
    </style:style>
    <style:style style:name="P5" style:family="paragraph" style:parent-style-name="Standard">
      <style:text-properties officeooo:rsid="000866b1" officeooo:paragraph-rsid="000866b1"/>
    </style:style>
    <style:style style:name="P6" style:family="paragraph" style:parent-style-name="Standard">
      <style:text-properties officeooo:rsid="0008dc12" officeooo:paragraph-rsid="0008dc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mysql&gt;create database cheriyanmca;</text:p>
      <text:p text:style-name="P2">Query OK, 1 row affected (0.00 sec)</text:p>
      <text:p text:style-name="P2"/>
      <text:p text:style-name="P1">mysql&gt; use cheriyanmca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insert into faculty values('MCA01','Reshma','MCA');</text:p>
      <text:p text:style-name="P1">Query OK, 1 row affected (0.05 sec)</text:p>
      <text:p text:style-name="P1"/>
      <text:p text:style-name="P1">mysql&gt; insert into faculty values('MCA02', 'Merin Joy','MCA');</text:p>
      <text:p text:style-name="P1">Query OK, 1 row affected (0.05 sec)</text:p>
      <text:p text:style-name="P1"/>
      <text:p text:style-name="P1">mysql&gt; select * from faculty;</text:p>
      <text:p text:style-name="P1">+-----------+-----------+------+</text:p>
      <text:p text:style-name="P1">| FacultyID | Name <text:s text:c="5"/>| Dept |</text:p>
      <text:p text:style-name="P1">+-----------+-----------+------+</text:p>
      <text:p text:style-name="P1">| MCA01 <text:s text:c="4"/>| Reshma <text:s text:c="3"/>| MCA <text:s/>|</text:p>
      <text:p text:style-name="P1">| MCA02 <text:s text:c="4"/>| Merin Joy | MCA <text:s/>|</text:p>
      <text:p text:style-name="P1">+-----------+-----------+------+</text:p>
      <text:p text:style-name="P1">2 rows in set (0.00 sec)</text:p>
      <text:p text:style-name="P1"/>
      <text:p text:style-name="P1">mysql&gt; select name from faculty;</text:p>
      <text:p text:style-name="P1">+-----------+</text:p>
      <text:p text:style-name="P1">| name <text:s text:c="5"/>|</text:p>
      <text:p text:style-name="P1">+-----------+</text:p>
      <text:p text:style-name="P1">| Reshma <text:s text:c="3"/>|</text:p>
      <text:p text:style-name="P1">| Merin Joy |</text:p>
      <text:p text:style-name="P1">+-----------+</text:p>
      <text:p text:style-name="P1">2 rows in set (0.00 sec)</text:p>
      <text:p text:style-name="P1">mysql&gt; select * from faculty;</text:p>
      <text:p text:style-name="P1">+-----------+-----------+------+</text:p>
      <text:p text:style-name="P1">| FacultyID | Name <text:s text:c="5"/>| Dept |</text:p>
      <text:p text:style-name="P1">+-----------+-----------+------+</text:p>
      <text:p text:style-name="P1">| MCA01 <text:s text:c="4"/>| Reshma <text:s text:c="3"/>| MCA <text:s/>|</text:p>
      <text:p text:style-name="P1">| MCA02 <text:s text:c="4"/>| Merin Joy | MCA <text:s/>|</text:p>
      <text:p text:style-name="P1">+-----------+-----------+------+</text:p>
      <text:p text:style-name="P1">2 rows in set (0.00 sec)</text:p>
      <text:p text:style-name="P1"/>
      <text:p text:style-name="P1">mysql&gt; update faculty set Dept='BCA' where FacultyID='MCA01';</text:p>
      <text:p text:style-name="P1">Query OK, 1 row affected (0.10 sec)</text:p>
      <text:p text:style-name="P1">Rows matched: 1 <text:s/>Changed: 1 <text:s/>Warnings: 0</text:p>
      <text:p text:style-name="P1"/>
      <text:p text:style-name="P1">mysql&gt; select * from faculty;</text:p>
      <text:p text:style-name="P1">+-----------+-----------+------+</text:p>
      <text:p text:style-name="P1">| FacultyID | Name <text:s text:c="5"/>| Dept |</text:p>
      <text:p text:style-name="P1">+-----------+-----------+------+</text:p>
      <text:p text:style-name="P1">| MCA01 <text:s text:c="4"/>| Reshma <text:s text:c="3"/>| BCA <text:s/>|</text:p>
      <text:p text:style-name="P1">| MCA02 <text:s text:c="4"/>| Merin Joy | MCA <text:s/>|</text:p>
      <text:p text:style-name="P1">+-----------+-----------+------+</text:p>
      <text:p text:style-name="P1">2 rows in set (0.00 sec)</text:p>
      <text:p text:style-name="P1"><text:soft-page-break/></text:p>
      <text:p text:style-name="P1">mysql&gt; update faculty set Dept='MCA' where FacultyID='MCA01';</text:p>
      <text:p text:style-name="P1">Query OK, 1 row affected (0.04 sec)</text:p>
      <text:p text:style-name="P1">Rows matched: 1 <text:s/>Changed: 1 <text:s/>Warnings: 0</text:p>
      <text:p text:style-name="P1"/>
      <text:p text:style-name="P1">mysql&gt; select * from faculty;</text:p>
      <text:p text:style-name="P1">+-----------+-----------+------+</text:p>
      <text:p text:style-name="P1">| FacultyID | Name <text:s text:c="5"/>| Dept |</text:p>
      <text:p text:style-name="P1">+-----------+-----------+------+</text:p>
      <text:p text:style-name="P1">| MCA01 <text:s text:c="4"/>| Reshma <text:s text:c="3"/>| MCA <text:s/>|</text:p>
      <text:p text:style-name="P1">| MCA02 <text:s text:c="4"/>| Merin Joy | MCA <text:s/>|</text:p>
      <text:p text:style-name="P1">+-----------+-----------+------+</text:p>
      <text:p text:style-name="P1">2 rows in set (0.00 sec)</text:p>
      <text:p text:style-name="P1"/>
      <text:p text:style-name="P1">mysql&gt; insert into faculty values('MCA03', 'Cheriyan','MCA'),('MCA04', 'Aswin','MCA');</text:p>
      <text:p text:style-name="P1">Query OK, 2 rows affected (0.04 sec)</text:p>
      <text:p text:style-name="P1">Records: 2 <text:s/>Duplicates: 0 <text:s/>Warnings: 0</text:p>
      <text:p text:style-name="P1"/>
      <text:p text:style-name="P1">mysql&gt; select * from faculty;</text:p>
      <text:p text:style-name="P1">+-----------+-----------+------+</text:p>
      <text:p text:style-name="P1">| FacultyID | Name <text:s text:c="5"/>| Dept |</text:p>
      <text:p text:style-name="P1">+-----------+-----------+------+</text:p>
      <text:p text:style-name="P1">| MCA01 <text:s text:c="4"/>| Reshma <text:s text:c="3"/>| MCA <text:s/>|</text:p>
      <text:p text:style-name="P1">| MCA02 <text:s text:c="4"/>| Merin Joy | MCA <text:s/>|</text:p>
      <text:p text:style-name="P1">| MCA03 <text:s text:c="4"/>| Cheriyan <text:s/>| MCA <text:s/>|</text:p>
      <text:p text:style-name="P1">| MCA04 <text:s text:c="4"/>| Aswin <text:s text:c="4"/>| MCA <text:s/>|</text:p>
      <text:p text:style-name="P1">+-----------+-----------+------+</text:p>
      <text:p text:style-name="P1">4 rows in set (0.00 sec)</text:p>
      <text:p text:style-name="P1"/>
      <text:p text:style-name="P1">mysql&gt; update faculty set Dept='Btech';</text:p>
      <text:p text:style-name="P1">Query OK, 4 rows affected (0.04 sec)</text:p>
      <text:p text:style-name="P1">Rows matched: 4 <text:s/>Changed: 4 <text:s/>Warnings: 0</text:p>
      <text:p text:style-name="P1"/>
      <text:p text:style-name="P1">mysql&gt; select * from faculty;</text:p>
      <text:p text:style-name="P1">+-----------+-----------+-------+</text:p>
      <text:p text:style-name="P1">| FacultyID | Name <text:s text:c="5"/>| Dept <text:s/>|</text:p>
      <text:p text:style-name="P1">+-----------+-----------+-------+</text:p>
      <text:p text:style-name="P1">| MCA01 <text:s text:c="4"/>| Reshma <text:s text:c="3"/>| Btech |</text:p>
      <text:p text:style-name="P1">| MCA02 <text:s text:c="4"/>| Merin Joy | Btech |</text:p>
      <text:p text:style-name="P1">| MCA03 <text:s text:c="4"/>| Cheriyan <text:s/>| Btech |</text:p>
      <text:p text:style-name="P1">| MCA04 <text:s text:c="4"/>| Aswin <text:s text:c="4"/>| Btech |</text:p>
      <text:p text:style-name="P1">+-----------+-----------+-------+</text:p>
      <text:p text:style-name="P1">4 rows in set (0.00 sec)</text:p>
      <text:p text:style-name="P1"/>
      <text:p text:style-name="P1">mysql&gt; delete from faculty where FacultyID='MCA04';</text:p>
      <text:p text:style-name="P1">Query OK, 1 row affected (0.05 sec)</text:p>
      <text:p text:style-name="P1"/>
      <text:p text:style-name="P1">mysql&gt; select * from faculty;</text:p>
      <text:p text:style-name="P1">+-----------+-----------+-------+</text:p>
      <text:p text:style-name="P1">| FacultyID | Name <text:s text:c="5"/>| Dept <text:s/>|</text:p>
      <text:p text:style-name="P1">+-----------+-----------+-------+</text:p>
      <text:p text:style-name="P1">| MCA01 <text:s text:c="4"/>| Reshma <text:s text:c="3"/>| Btech |</text:p>
      <text:p text:style-name="P1"><text:soft-page-break/>| MCA02 <text:s text:c="4"/>| Merin Joy | Btech |</text:p>
      <text:p text:style-name="P1">| MCA03 <text:s text:c="4"/>| Cheriyan <text:s/>| Btech |</text:p>
      <text:p text:style-name="P1">+-----------+-----------+-------+</text:p>
      <text:p text:style-name="P1">3 rows in set (0.00 sec)</text:p>
      <text:p text:style-name="P1"/>
      <text:p text:style-name="P1">mysql&gt; update faculty set Dept='MCA';</text:p>
      <text:p text:style-name="P1">Query OK, 3 rows affected (0.06 sec)</text:p>
      <text:p text:style-name="P1">Rows matched: 3 <text:s/>Changed: 3 <text:s/>Warnings: 0</text:p>
      <text:p text:style-name="P1"/>
      <text:p text:style-name="P1">mysql&gt; select * from faculty;</text:p>
      <text:p text:style-name="P1">+-----------+-----------+------+</text:p>
      <text:p text:style-name="P1">| FacultyID | Name <text:s text:c="5"/>| Dept |</text:p>
      <text:p text:style-name="P1">+-----------+-----------+------+</text:p>
      <text:p text:style-name="P1">| MCA01 <text:s text:c="4"/>| Reshma <text:s text:c="3"/>| MCA <text:s/>|</text:p>
      <text:p text:style-name="P1">| MCA02 <text:s text:c="4"/>| Merin Joy | MCA <text:s/>|</text:p>
      <text:p text:style-name="P1">| MCA03 <text:s text:c="4"/>| Cheriyan <text:s/>| MCA <text:s/>|</text:p>
      <text:p text:style-name="P1">+-----------+-----------+------+</text:p>
      <text:p text:style-name="P1">3 rows in set (0.00 sec)</text:p>
      <text:p text:style-name="P1"/>
      <text:p text:style-name="P1">mysql&gt; alter table faculty add Designation varchar(25);</text:p>
      <text:p text:style-name="P1">Query OK, 0 rows affected (0.55 sec)</text:p>
      <text:p text:style-name="P1">Records: 0 <text:s/>Duplicates: 0 <text:s/>Warnings: 0</text:p>
      <text:p text:style-name="P1"/>
      <text:p text:style-name="P1">mysql&gt; update faculty set Designation='Teacher' where FacultyID='MCA02';</text:p>
      <text:p text:style-name="P1">Query OK, 1 row affected (0.03 sec)</text:p>
      <text:p text:style-name="P1">Rows matched: 1 <text:s/>Changed: 1 <text:s/>Warnings: 0</text:p>
      <text:p text:style-name="P1"/>
      <text:p text:style-name="P1">mysql&gt; select * from faculty;</text:p>
      <text:p text:style-name="P1">+-----------+-----------+------+-------------+</text:p>
      <text:p text:style-name="P1">| FacultyID | Name <text:s text:c="5"/>| Dept | Designation |</text:p>
      <text:p text:style-name="P1">+-----------+-----------+------+-------------+</text:p>
      <text:p text:style-name="P1">| MCA01 <text:s text:c="4"/>| Reshma <text:s text:c="3"/>| MCA <text:s/>| Teacher <text:s text:c="4"/>|</text:p>
      <text:p text:style-name="P1">| MCA02 <text:s text:c="4"/>| Merin Joy | MCA <text:s/>| Teacher <text:s text:c="4"/>|</text:p>
      <text:p text:style-name="P1">| MCA03 <text:s text:c="4"/>| Cheriyan <text:s/>| MCA <text:s/>| NULL <text:s text:c="7"/>|</text:p>
      <text:p text:style-name="P1">+-----------+-----------+------+-------------+</text:p>
      <text:p text:style-name="P1">3 rows in set (0.00 sec)</text:p>
      <text:p text:style-name="P1"/>
      <text:p text:style-name="P1">mysql&gt; update faculty set Designation='Student' where FacultyID='MCA03';</text:p>
      <text:p text:style-name="P1">Query OK, 1 row affected (0.03 sec)</text:p>
      <text:p text:style-name="P1">Rows matched: 1 <text:s/>Changed: 1 <text:s/>Warnings: 0</text:p>
      <text:p text:style-name="P1"/>
      <text:p text:style-name="P1">mysql&gt; select * from faculty;</text:p>
      <text:p text:style-name="P1">+-----------+-----------+------+-------------+</text:p>
      <text:p text:style-name="P1">| FacultyID | Name <text:s text:c="5"/>| Dept | Designation |</text:p>
      <text:p text:style-name="P1">+-----------+-----------+------+-------------+</text:p>
      <text:p text:style-name="P1">| MCA01 <text:s text:c="4"/>| Reshma <text:s text:c="3"/>| MCA <text:s/>| Teacher <text:s text:c="4"/>|</text:p>
      <text:p text:style-name="P1">| MCA02 <text:s text:c="4"/>| Merin Joy | MCA <text:s/>| Teacher <text:s text:c="4"/>|</text:p>
      <text:p text:style-name="P1">| MCA03 <text:s text:c="4"/>| Cheriyan <text:s/>| MCA <text:s/>| Student <text:s text:c="4"/>|</text:p>
      <text:p text:style-name="P1">+-----------+-----------+------+-------------+</text:p>
      <text:p text:style-name="P1">3 rows in set (0.00 sec)</text:p>
      <text:p text:style-name="P1"/>
      <text:p text:style-name="P1"><text:soft-page-break/>mysql&gt; insert into faculty values('MCA04', 'Aswin','MCA','Student');Query OK, 1 row affected (0.05 sec)</text:p>
      <text:p text:style-name="P1"/>
      <text:p text:style-name="P1">mysql&gt; select * from faculty;</text:p>
      <text:p text:style-name="P1">+-----------+-----------+------+-------------+</text:p>
      <text:p text:style-name="P1">| FacultyID | Name <text:s text:c="5"/>| Dept | Designation |</text:p>
      <text:p text:style-name="P1">+-----------+-----------+------+-------------+</text:p>
      <text:p text:style-name="P1">| MCA01 <text:s text:c="4"/>| Reshma <text:s text:c="3"/>| MCA <text:s/>| Teacher <text:s text:c="4"/>|</text:p>
      <text:p text:style-name="P1">| MCA02 <text:s text:c="4"/>| Merin Joy | MCA <text:s/>| Teacher <text:s text:c="4"/>|</text:p>
      <text:p text:style-name="P1">| MCA03 <text:s text:c="4"/>| Cheriyan <text:s/>| MCA <text:s/>| Student <text:s text:c="4"/>|</text:p>
      <text:p text:style-name="P1">| MCA04 <text:s text:c="4"/>| Aswin <text:s text:c="4"/>| MCA <text:s/>| Student <text:s text:c="4"/>|</text:p>
      <text:p text:style-name="P1">+-----------+-----------+------+-------------+</text:p>
      <text:p text:style-name="P1">4 rows in set (0.00 sec)</text:p>
      <text:p text:style-name="P1"/>
      <text:p text:style-name="P1"/>
      <text:p text:style-name="P1"/>
      <text:p text:style-name="P1"/>
      <text:p text:style-name="P1"/>
      <text:p text:style-name="P3">mysql&gt; create database cheriyan</text:p>
      <text:p text:style-name="P3"><text:s text:c="4"/>-&gt; ;</text:p>
      <text:p text:style-name="P3">Query OK, 1 row affected (0.02 sec)</text:p>
      <text:p text:style-name="P3"/>
      <text:p text:style-name="P3">mysql&gt; use cheriyan</text:p>
      <text:p text:style-name="P3">Database changed</text:p>
      <text:p text:style-name="P3">mysql&gt; create table dept(dno varchar(20) primary key check(dno like</text:p>
      <text:p text:style-name="P3"><text:s text:c="4"/>-&gt; "d%"),dname varchar(10) not null,mgrname varchar(10),countemp</text:p>
      <text:p text:style-name="P3"><text:s text:c="4"/>-&gt; int check(countemp&lt;30));</text:p>
      <text:p text:style-name="P3">Query OK, 0 rows affected (0.53 sec)</text:p>
      <text:p text:style-name="P3"/>
      <text:p text:style-name="P3">mysql&gt; create table emp(eno varchar(10) primary key check(eno like</text:p>
      <text:p text:style-name="P3"><text:s text:c="4"/>-&gt; "e%"), ename varchar(10) not null,salary int check(salary&gt;0),dnum</text:p>
      <text:p text:style-name="P3"><text:s text:c="4"/>-&gt; varchar(10) references dept(dno),mgrno int,doj date,des</text:p>
      <text:p text:style-name="P3"><text:s text:c="4"/>-&gt; varchar(10),addr varchar(10),city varchar(10) check(city in</text:p>
      <text:p text:style-name="P3"><text:s text:c="4"/>-&gt; ("=kochi","mumbai","chennai","delhi","banglore","kolkatta")));</text:p>
      <text:p text:style-name="P3">Query OK, 0 rows affected (0.31 sec)</text:p>
      <text:p text:style-name="P3"/>
      <text:p text:style-name="P3">mysql&gt; select min(length(ename)) "Minimum Length" from emp;</text:p>
      <text:p text:style-name="P3">+----------------+</text:p>
      <text:p text:style-name="P3">| Minimum Length |</text:p>
      <text:p text:style-name="P3">+----------------+</text:p>
      <text:p text:style-name="P3">| <text:s text:c="10"/>NULL |</text:p>
      <text:p text:style-name="P3">+----------------+</text:p>
      <text:p text:style-name="P3">1 row in set (0.03 sec)</text:p>
      <text:p text:style-name="P3"/>
      <text:p text:style-name="P3">mysql&gt; insert into dept </text:p>
      <text:p text:style-name="P3"><text:s text:c="4"/>-&gt; ;</text:p>
      <text:p text:style-name="P3">ERROR 1064 (42000): You have an error in your SQL syntax; check the manual that corresponds to your MySQL server version for the right syntax to use near '' at line 1</text:p>
      <text:p text:style-name="P3">mysql&gt; select * dept;</text:p>
      <text:p text:style-name="P3">ERROR 1064 (42000): You have an error in your SQL syntax; check the manual that corresponds to your MySQL server version for the right syntax to use near 'dept' at line 1</text:p>
      <text:p text:style-name="P3">mysql&gt; select * from table dept;</text:p>
      <text:p text:style-name="P3"><text:soft-page-break/>ERROR 1064 (42000): You have an error in your SQL syntax; check the manual that corresponds to your MySQL server version for the right syntax to use near 'table dept' at line 1</text:p>
      <text:p text:style-name="P3">mysql&gt; select * from dept;</text:p>
      <text:p text:style-name="P3">Empty set (0.00 sec)</text:p>
      <text:p text:style-name="P3"/>
      <text:p text:style-name="P3">mysql&gt; select * from dept;</text:p>
      <text:p text:style-name="P3">Empty set (0.00 sec)</text:p>
      <text:p text:style-name="P3"/>
      <text:p text:style-name="P3">mysql&gt; insert into dept values('1', 'MCA', 'Cheriyan', 15);</text:p>
      <text:p text:style-name="P3">Query OK, 1 row affected (0.06 sec)</text:p>
      <text:p text:style-name="P3"/>
      <text:p text:style-name="P3">mysql&gt; select * from dept</text:p>
      <text:p text:style-name="P3"><text:s text:c="4"/>-&gt; ;</text:p>
      <text:p text:style-name="P3">+-----+-------+----------+----------+</text:p>
      <text:p text:style-name="P3">| dno | dname | mgrname <text:s/>| countemp |</text:p>
      <text:p text:style-name="P3">+-----+-------+----------+----------+</text:p>
      <text:p text:style-name="P3">| 1 <text:s text:c="2"/>| MCA <text:s text:c="2"/>| Cheriyan | <text:s text:c="6"/>15 |</text:p>
      <text:p text:style-name="P3">+-----+-------+----------+----------+</text:p>
      <text:p text:style-name="P3">1 row in set (0.00 sec)</text:p>
      <text:p text:style-name="P3"/>
      <text:p text:style-name="P3"/>
      <text:p text:style-name="P4">mysql&gt; use cheriyan</text:p>
      <text:p text:style-name="P4">Reading table information for completion of table and column names</text:p>
      <text:p text:style-name="P4">You can turn off this feature to get a quicker startup with -A</text:p>
      <text:p text:style-name="P4"/>
      <text:p text:style-name="P4">Database changed</text:p>
      <text:p text:style-name="P4">mysql&gt; insert into dept values('2', 'MCA', 'Aswin', 5);</text:p>
      <text:p text:style-name="P4">Query OK, 1 row affected (0.05 sec)</text:p>
      <text:p text:style-name="P4"/>
      <text:p text:style-name="P4">mysql&gt; select * from dept</text:p>
      <text:p text:style-name="P4"><text:s text:c="4"/>-&gt; ;</text:p>
      <text:p text:style-name="P4">+-----+-------+----------+----------+</text:p>
      <text:p text:style-name="P4">| dno | dname | mgrname <text:s/>| countemp |</text:p>
      <text:p text:style-name="P4">+-----+-------+----------+----------+</text:p>
      <text:p text:style-name="P4">| 1 <text:s text:c="2"/>| MCA <text:s text:c="2"/>| Cheriyan | <text:s text:c="6"/>15 |</text:p>
      <text:p text:style-name="P4">| 2 <text:s text:c="2"/>| MCA <text:s text:c="2"/>| Aswin <text:s text:c="3"/>| <text:s text:c="7"/>5 |</text:p>
      <text:p text:style-name="P4">+-----+-------+----------+----------+</text:p>
      <text:p text:style-name="P4">2 rows in set (0.00 sec)</text:p>
      <text:p text:style-name="P4"/>
      <text:p text:style-name="P4"/>
      <text:p text:style-name="P4"/>
      <text:p text:style-name="P4"/>
      <text:p text:style-name="P6">mysql&gt; use cheriyan</text:p>
      <text:p text:style-name="P6">Reading table information for completion of table and column names</text:p>
      <text:p text:style-name="P6">You can turn off this feature to get a quicker startup with -A</text:p>
      <text:p text:style-name="P6"/>
      <text:p text:style-name="P6">Database changed</text:p>
      <text:p text:style-name="P6">mysql&gt; insert into dept values('3', 'MCA', 'Alvin', 10);</text:p>
      <text:p text:style-name="P6">Query OK, 1 row affected (0.15 sec)</text:p>
      <text:p text:style-name="P6"/>
      <text:p text:style-name="P6">mysql&gt; insert into dept values('4', 'MCA', 'Mehafil', 12);</text:p>
      <text:p text:style-name="P6">Query OK, 1 row affected (0.04 sec)</text:p>
      <text:p text:style-name="P6"><text:soft-page-break/></text:p>
      <text:p text:style-name="P6">mysql&gt; insert into emp values('1','Cheriyan',50000,'1',5,'2025-01-24','Student', 'Kochi', 'kollam'); </text:p>
      <text:p text:style-name="P6">Query OK, 1 row affected (0.04 sec)</text:p>
      <text:p text:style-name="P6"/>
      <text:p text:style-name="P6">mysql&gt; insert into emp values('2','Aswin',80000,'2',10,'2024-04-14','Student', 'Adimali', 'Idukki');</text:p>
      <text:p text:style-name="P6">Query OK, 1 row affected (0.03 sec)</text:p>
      <text:p text:style-name="P6"/>
      <text:p text:style-name="P6">mysql&gt; select * from emp;</text:p>
      <text:p text:style-name="P6">+-----+----------+--------+------+-------+------------+---------+---------+--------+</text:p>
      <text:p text:style-name="P6">| eno | ename <text:s text:c="3"/>| salary | dnum | mgrno | doj <text:s text:c="7"/>| des <text:s text:c="4"/>| addr <text:s text:c="3"/>| city <text:s text:c="2"/>|</text:p>
      <text:p text:style-name="P6">+-----+----------+--------+------+-------+------------+---------+---------+--------+</text:p>
      <text:p text:style-name="P6">| 1 <text:s text:c="2"/>| Cheriyan | <text:s/>50000 | 1 <text:s text:c="3"/>| <text:s text:c="4"/>5 | 2025-01-24 | Student | Kochi <text:s text:c="2"/>| kollam |</text:p>
      <text:p text:style-name="P6">| 2 <text:s text:c="2"/>| Aswin <text:s text:c="3"/>| <text:s/>80000 | 2 <text:s text:c="3"/>| <text:s text:c="3"/>10 | 2024-04-14 | Student | Adimali | Idukki |</text:p>
      <text:p text:style-name="P6">+-----+----------+--------+------+-------+------------+---------+---------+--------+</text:p>
      <text:p text:style-name="P6">2 rows in set (0.04 sec)</text:p>
      <text:p text:style-name="P6"/>
      <text:p text:style-name="P6">mysql&gt; select min(length(ename)) "Min Length" from emp;</text:p>
      <text:p text:style-name="P6">+------------+</text:p>
      <text:p text:style-name="P6">| Min Length |</text:p>
      <text:p text:style-name="P6">+------------+</text:p>
      <text:p text:style-name="P6">| <text:s text:c="9"/>5 |</text:p>
      <text:p text:style-name="P6">+------------+</text:p>
      <text:p text:style-name="P6">1 row in set (0.11 sec)</text:p>
      <text:p text:style-name="P6"/>
      <text:p text:style-name="P6">mysql&gt; select ename,ROUND(salary/30,2) "Daily Pay" from emp;</text:p>
      <text:p text:style-name="P6">+----------+-----------+</text:p>
      <text:p text:style-name="P6">| ename <text:s text:c="3"/>| Daily Pay |</text:p>
      <text:p text:style-name="P6">+----------+-----------+</text:p>
      <text:p text:style-name="P6">| Cheriyan | <text:s text:c="2"/>1666.67 |</text:p>
      <text:p text:style-name="P6">| Aswin <text:s text:c="3"/>| <text:s text:c="2"/>2666.67 |</text:p>
      <text:p text:style-name="P6">+----------+-----------+</text:p>
      <text:p text:style-name="P6">2 rows in set (0.06 sec)</text:p>
      <text:p text:style-name="P6"/>
      <text:p text:style-name="P6"/>
      <text:p text:style-name="P6">mysql&gt; update emp set des='HOD' where ename='Cheriyan';</text:p>
      <text:p text:style-name="P6">Query OK, 1 row affected (0.07 sec)</text:p>
      <text:p text:style-name="P6">Rows matched: 1 <text:s/>Changed: 1 <text:s/>Warnings: 0</text:p>
      <text:p text:style-name="P6"/>
      <text:p text:style-name="P6">mysql&gt; select * from emp;</text:p>
      <text:p text:style-name="P6">+-----+----------+--------+------+-------+------------+---------+---------+--------+</text:p>
      <text:p text:style-name="P6">| eno | ename <text:s text:c="3"/>| salary | dnum | mgrno | doj <text:s text:c="7"/>| des <text:s text:c="4"/>| addr <text:s text:c="3"/>| city <text:s text:c="2"/>|</text:p>
      <text:p text:style-name="P6">+-----+----------+--------+------+-------+------------+---------+---------+--------+</text:p>
      <text:p text:style-name="P6">| 1 <text:s text:c="2"/>| Cheriyan | <text:s/>50000 | 1 <text:s text:c="3"/>| <text:s text:c="4"/>5 | 2025-01-24 | HOD <text:s text:c="4"/>| Kochi <text:s text:c="2"/>| kollam |</text:p>
      <text:p text:style-name="P6">| 2 <text:s text:c="2"/>| Aswin <text:s text:c="3"/>| <text:s/>80000 | 2 <text:s text:c="3"/>| <text:s text:c="3"/>10 | 2024-04-14 | Student | Adimali | Idukki |</text:p>
      <text:p text:style-name="P6">+-----+----------+--------+------+-------+------------+---------+---------+--------+</text:p>
      <text:p text:style-name="P6">2 rows in set (0.00 sec)</text:p>
      <text:p text:style-name="P6"/>
      <text:p text:style-name="P6">mysql&gt; select min(salary) from emp where des="hod";</text:p>
      <text:p text:style-name="P6">+-------------+</text:p>
      <text:p text:style-name="P6">| min(salary) |</text:p>
      <text:p text:style-name="P6">+-------------+</text:p>
      <text:p text:style-name="P6">| <text:s text:c="6"/>50000 |</text:p>
      <text:p text:style-name="P6"><text:soft-page-break/>+-------------+</text:p>
      <text:p text:style-name="P6">1 row in set (0.00 sec)</text:p>
      <text:p text:style-name="P6"/>
      <text:p text:style-name="P6">mysql&gt; select count(distinct(des)) from emp;</text:p>
      <text:p text:style-name="P6">+----------------------+</text:p>
      <text:p text:style-name="P6">| count(distinct(des)) |</text:p>
      <text:p text:style-name="P6">+----------------------+</text:p>
      <text:p text:style-name="P6">| <text:s text:c="19"/>2 |</text:p>
      <text:p text:style-name="P6">+----------------------+</text:p>
      <text:p text:style-name="P6">1 row in set (0.00 sec)</text:p>
      <text:p text:style-name="P6"/>
      <text:p text:style-name="P6">mysql&gt; select * from dept;</text:p>
      <text:p text:style-name="P6">+-----+-------+----------+----------+</text:p>
      <text:p text:style-name="P6">| dno | dname | mgrname <text:s/>| countemp |</text:p>
      <text:p text:style-name="P6">+-----+-------+----------+----------+</text:p>
      <text:p text:style-name="P6">| 1 <text:s text:c="2"/>| MCA <text:s text:c="2"/>| Cheriyan | <text:s text:c="6"/>15 |</text:p>
      <text:p text:style-name="P6">| 2 <text:s text:c="2"/>| MCA <text:s text:c="2"/>| Aswin <text:s text:c="3"/>| <text:s text:c="7"/>5 |</text:p>
      <text:p text:style-name="P6">| 3 <text:s text:c="2"/>| MCA <text:s text:c="2"/>| Alvin <text:s text:c="3"/>| <text:s text:c="6"/>10 |</text:p>
      <text:p text:style-name="P6">| 4 <text:s text:c="2"/>| MCA <text:s text:c="2"/>| Mehafil <text:s/>| <text:s text:c="6"/>12 |</text:p>
      <text:p text:style-name="P6">+-----+-------+----------+----------+</text:p>
      <text:p text:style-name="P6">4 rows in set (0.00 sec)</text:p>
      <text:p text:style-name="P6"/>
      <text:p text:style-name="P6">mysql&gt; select count(dnum) from emp where des like "hod";</text:p>
      <text:p text:style-name="P6">+-------------+</text:p>
      <text:p text:style-name="P6">| count(dnum) |</text:p>
      <text:p text:style-name="P6">+-------------+</text:p>
      <text:p text:style-name="P6">| <text:s text:c="10"/>1 |</text:p>
      <text:p text:style-name="P6">+-------------+</text:p>
      <text:p text:style-name="P6">1 row in set (0.03 sec)</text:p>
      <text:p text:style-name="P6"/>
      <text:p text:style-name="P6">mysql&gt; select avg(salary),sum(salary) from emp;</text:p>
      <text:p text:style-name="P6">+-------------+-------------+</text:p>
      <text:p text:style-name="P6">| avg(salary) | sum(salary) |</text:p>
      <text:p text:style-name="P6">+-------------+-------------+</text:p>
      <text:p text:style-name="P6">| <text:s/>65000.0000 | <text:s text:c="5"/>130000 |</text:p>
      <text:p text:style-name="P6">+-------------+-------------+</text:p>
      <text:p text:style-name="P6">1 row in set (0.00 sec)</text:p>
      <text:p text:style-name="P6"/>
      <text:p text:style-name="P6">mysql&gt; select ename from emp where salary=(select max(salary) from</text:p>
      <text:p text:style-name="P6"><text:s text:c="4"/>-&gt; emp);</text:p>
      <text:p text:style-name="P6">+-------+</text:p>
      <text:p text:style-name="P6">| ename |</text:p>
      <text:p text:style-name="P6">+-------+</text:p>
      <text:p text:style-name="P6">| Aswin |</text:p>
      <text:p text:style-name="P6">+-------+</text:p>
      <text:p text:style-name="P6">1 row in set (0.08 sec)</text:p>
      <text:p text:style-name="P6"/>
      <text:p text:style-name="P6">mysql&gt; select count(eno) from emp group by dnum;</text:p>
      <text:p text:style-name="P6">+------------+</text:p>
      <text:p text:style-name="P6">| count(eno) |</text:p>
      <text:p text:style-name="P6">+------------+</text:p>
      <text:p text:style-name="P6">| <text:s text:c="9"/>1 |</text:p>
      <text:p text:style-name="P6"><text:soft-page-break/>| <text:s text:c="9"/>1 |</text:p>
      <text:p text:style-name="P6">+------------+</text:p>
      <text:p text:style-name="P6">2 rows in set (0.00 sec)</text:p>
      <text:p text:style-name="P6"/>
      <text:p text:style-name="P6">mysql&gt; select sum(salary) from emp group by mgrno;</text:p>
      <text:p text:style-name="P6">+-------------+</text:p>
      <text:p text:style-name="P6">| sum(salary) |</text:p>
      <text:p text:style-name="P6">+-------------+</text:p>
      <text:p text:style-name="P6">| <text:s text:c="6"/>50000 |</text:p>
      <text:p text:style-name="P6">| <text:s text:c="6"/>80000 |</text:p>
      <text:p text:style-name="P6">+-------------+</text:p>
      <text:p text:style-name="P6">2 rows in set (0.02 sec)</text:p>
      <text:p text:style-name="P6"/>
      <text:p text:style-name="P6">mysql&gt; select eno,ename,salary,mgrname from emp,dept where</text:p>
      <text:p text:style-name="P6"><text:s text:c="4"/>-&gt; dept.dno=emp.dnum;</text:p>
      <text:p text:style-name="P6">+-----+----------+--------+----------+</text:p>
      <text:p text:style-name="P6">| eno | ename <text:s text:c="3"/>| salary | mgrname <text:s/>|</text:p>
      <text:p text:style-name="P6">+-----+----------+--------+----------+</text:p>
      <text:p text:style-name="P6">| 1 <text:s text:c="2"/>| Cheriyan | <text:s/>50000 | Cheriyan |</text:p>
      <text:p text:style-name="P6">| 2 <text:s text:c="2"/>| Aswin <text:s text:c="3"/>| <text:s/>80000 | Aswin <text:s text:c="3"/>|</text:p>
      <text:p text:style-name="P6">+-----+----------+--------+----------+</text:p>
      <text:p text:style-name="P6">2 rows in set (0.02 sec)</text:p>
      <text:p text:style-name="P6"/>
      <text:p text:style-name="P6">mysql&gt; select eno,ename,salary,dnum,doj from emp order by doj;</text:p>
      <text:p text:style-name="P6">+-----+----------+--------+------+------------+</text:p>
      <text:p text:style-name="P6">| eno | ename <text:s text:c="3"/>| salary | dnum | doj <text:s text:c="7"/>|</text:p>
      <text:p text:style-name="P6">+-----+----------+--------+------+------------+</text:p>
      <text:p text:style-name="P6">| 2 <text:s text:c="2"/>| Aswin <text:s text:c="3"/>| <text:s/>80000 | 2 <text:s text:c="3"/>| 2024-04-14 |</text:p>
      <text:p text:style-name="P6">| 1 <text:s text:c="2"/>| Cheriyan | <text:s/>50000 | 1 <text:s text:c="3"/>| 2025-01-24 |</text:p>
      <text:p text:style-name="P6">+-----+----------+--------+------+------------+</text:p>
      <text:p text:style-name="P6">2 rows in set (0.00 sec)</text:p>
      <text:p text:style-name="P6"/>
      <text:p text:style-name="P6">mysql&gt; select * from dept order by countemp desc;</text:p>
      <text:p text:style-name="P6">+-----+-------+----------+----------+</text:p>
      <text:p text:style-name="P6">| dno | dname | mgrname <text:s/>| countemp |</text:p>
      <text:p text:style-name="P6">+-----+-------+----------+----------+</text:p>
      <text:p text:style-name="P6">| 1 <text:s text:c="2"/>| MCA <text:s text:c="2"/>| Cheriyan | <text:s text:c="6"/>15 |</text:p>
      <text:p text:style-name="P6">| 4 <text:s text:c="2"/>| MCA <text:s text:c="2"/>| Mehafil <text:s/>| <text:s text:c="6"/>12 |</text:p>
      <text:p text:style-name="P6">| 3 <text:s text:c="2"/>| MCA <text:s text:c="2"/>| Alvin <text:s text:c="3"/>| <text:s text:c="6"/>10 |</text:p>
      <text:p text:style-name="P6">| 2 <text:s text:c="2"/>| MCA <text:s text:c="2"/>| Aswin <text:s text:c="3"/>| <text:s text:c="7"/>5 |</text:p>
      <text:p text:style-name="P6">+-----+-------+----------+----------+</text:p>
      <text:p text:style-name="P6">4 rows in set (0.00 sec)</text:p>
      <text:p text:style-name="P6"/>
      <text:p text:style-name="P6">mysql&gt; select dnum,min(salary) from emp group by dnum having</text:p>
      <text:p text:style-name="P6"><text:s text:c="4"/>-&gt; min(salary)&gt;1000;</text:p>
      <text:p text:style-name="P6">+------+-------------+</text:p>
      <text:p text:style-name="P6">| dnum | min(salary) |</text:p>
      <text:p text:style-name="P6">+------+-------------+</text:p>
      <text:p text:style-name="P6">| 1 <text:s text:c="3"/>| <text:s text:c="6"/>50000 |</text:p>
      <text:p text:style-name="P6">| 2 <text:s text:c="3"/>| <text:s text:c="6"/>80000 |</text:p>
      <text:p text:style-name="P6">+------+-------------+</text:p>
      <text:p text:style-name="P6">2 rows in set (0.00 sec)</text:p>
      <text:p text:style-name="P6"><text:soft-page-break/></text:p>
      <text:p text:style-name="P6">mysql&gt; select current_time,curtime(),current_time();</text:p>
      <text:p text:style-name="P6">+--------------+-----------+----------------+</text:p>
      <text:p text:style-name="P6">| current_time | curtime() | current_time() |</text:p>
      <text:p text:style-name="P6">+--------------+-----------+----------------+</text:p>
      <text:p text:style-name="P6">| 10:54:00 <text:s text:c="4"/>| 10:54:00 <text:s/>| 10:54:00 <text:s text:c="6"/>|</text:p>
      <text:p text:style-name="P6">+--------------+-----------+----------------+</text:p>
      <text:p text:style-name="P6">1 row in set (0.02 sec)</text:p>
      <text:p text:style-name="P6"/>
      <text:p text:style-name="P6">mysql&gt; select current_date,curdate(),current_date();</text:p>
      <text:p text:style-name="P6">+--------------+------------+----------------+</text:p>
      <text:p text:style-name="P6">| current_date | curdate() <text:s/>| current_date() |</text:p>
      <text:p text:style-name="P6">+--------------+------------+----------------+</text:p>
      <text:p text:style-name="P6">| 2023-10-19 <text:s text:c="2"/>| 2023-10-19 | 2023-10-19 <text:s text:c="4"/>|</text:p>
      <text:p text:style-name="P6">+--------------+------------+----------------+</text:p>
      <text:p text:style-name="P6">1 row in set (0.00 sec)</text:p>
      <text:p text:style-name="P6"/>
      <text:p text:style-name="P6">mysql&gt; select last_day(curdate()) last_day ;</text:p>
      <text:p text:style-name="P6">+------------+</text:p>
      <text:p text:style-name="P6">| last_day <text:s text:c="2"/>|</text:p>
      <text:p text:style-name="P6">+------------+</text:p>
      <text:p text:style-name="P6">| 2023-10-31 |</text:p>
      <text:p text:style-name="P6">+------------+</text:p>
      <text:p text:style-name="P6">1 row in set (0.02 sec)</text:p>
      <text:p text:style-name="P6"/>
      <text:p text:style-name="P6">mysql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2T11:09:51.730533551</meta:creation-date>
    <dc:date>2023-10-19T10:58:48.594210443</dc:date>
    <meta:editing-duration>PT39M3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9" meta:paragraph-count="367" meta:word-count="2236" meta:character-count="13389" meta:non-whitespace-character-count="11033"/>
  </office:meta>
</office:document-meta>
</file>